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subtitle">
      <style:graphic-properties draw:fill-color="#ffffff" fo:min-height="16cm"/>
    </style:style>
    <style:style style:name="pr8" style:family="presentation" style:parent-style-name="Standard-subtitle">
      <style:graphic-properties draw:fill-color="#ffffff" fo:min-height="19.2cm"/>
    </style:style>
    <style:style style:name="pr9" style:family="presentation" style:parent-style-name="Standard-subtitle">
      <style:graphic-properties draw:fill-color="#ffffff" fo:min-height="19cm"/>
    </style:style>
    <style:style style:name="P1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Les COOKI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Un cookie est un petit fichier texte qui ne peut contenir qu’une quantité limitée de données.</text:p>
            <text:p/>
            <text:p>Les cookies vont être stockés sur les ordinateurs de vos visiteurs. Ainsi, à tout moment, un utilisateur peut lui même supprimer les cookies de son ordinateur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setcookie()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Cette fonction peut accepter jusqu’à sept valeurs en arguments. Cependant, seul la première (le nom du cookie créé) est obligatoire.</text:p>
            <text:p/>
            <text:p text:style-name="P1"><text:span text:style-name="T1">&lt;?php</text:span></text:p>
            <text:p text:style-name="P1"><text:span text:style-name="T1"><text:s text:c="4"/></text:span><text:span text:style-name="T1">setcookie('user_id', '1234');</text:span></text:p>
            <text:p text:style-name="P1"/>
            <text:p text:style-name="P1"><text:span text:style-name="T1"><text:s text:c="4"/></text:span><text:span text:style-name="T1">setcookie('user_pref', 'dark_theme', time()+3600*24, '/', '', true, true);</text:span></text:p>
            <text:p text:style-name="P1"><text:span text:style-name="T1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$_COOKIE</text:p>
          </draw:text-box>
        </draw:frame>
        <draw:frame presentation:style-name="pr7" draw:layer="layout" svg:width="25.199cm" svg:height="16cm" svg:x="1.4cm" svg:y="4cm" presentation:class="subtitle" presentation:user-transformed="true">
          <draw:text-box>
            <text:p>Cette superglobale est un tableau associatif qui utilise les noms des cookies en clefs et associe leurs valeurs en valeurs du tableau.</text:p>
            <text:p/>
            <text:p text:style-name="P1"><text:span text:style-name="T2">&lt;?php</text:span></text:p>
            <text:p text:style-name="P1"><text:span text:style-name="T2"/></text:p>
            <text:p text:style-name="P1"><text:span text:style-name="T2"><text:s text:c="7"/></text:span><text:span text:style-name="T2">if(isset($_COOKIE['user_id'])){</text:span></text:p>
            <text:p text:style-name="P1"><text:span text:style-name="T2"><text:s text:c="10"/></text:span><text:span text:style-name="T2">echo 'Votre ID de session est le ' .$_COOKIE['user_id'];</text:span></text:p>
            <text:p text:style-name="P1"><text:span text:style-name="T2"><text:s text:c="12"/></text:span><text:span text:style-name="T2">}</text:span></text:p>
            <text:p text:style-name="P1"><text:span text:style-name="T2"><text:s/></text:span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8" draw:layer="layout" svg:width="25.199cm" svg:height="19.2cm" svg:x="1.4cm" svg:y="0.8cm" presentation:class="subtitle" presentation:user-transformed="true">
          <draw:text-box>
            <text:p>Pour modifier ou supprimer un cookie, on utilisera setcookie()</text:p>
            <text:p/>
            <text:p>Pour le supprimer on mettra une date dans le passé ou unset($_COOKIE['nomcookie']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Les SESSIONS</text:p>
          </draw:text-box>
        </draw:frame>
        <draw:frame presentation:style-name="pr5" draw:layer="layout" svg:width="25.199cm" svg:height="13.859cm" svg:x="1.4cm" svg:y="4.914cm" presentation:class="subtitle">
          <draw:text-box>
            <text:p>Permet de sauvegarder des informations temporairement sur le serveur.</text:p>
            <text:p/>
            <text:p>Le serveur les conserve quelques minutes mais selon la configuration des serveurs peut aller au maxi jusqu'à 24 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session_start() ;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Sert a ouvrir une session</text:p>
            <text:p/>
            <text:p><text:span text:style-name="T3">Ne jamais</text:span> mettre du code avant</text:p>
            <text:p/>
            <text:p text:style-name="P1">&lt;?php <text:s/></text:p>
            <text:p text:style-name="P1"><text:s text:c="5"/>session_start(); <text:s/></text:p>
            <text:p text:style-name="P1">?&gt;</text:p>
            <text:p text:style-name="P1"/>
            <text:p text:style-name="P1">&lt;!DOCTYPE html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layer="layout" svg:width="25.199cm" svg:height="3.506cm" svg:x="1.4cm" svg:y="0.837cm" presentation:class="title">
          <draw:text-box>
            <text:p>$_SESSION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p>Pour créer ou lire une session</text:p>
            <text:p/>
            <text:p text:style-name="P1">&lt;?php</text:p>
            <text:p text:style-name="P1"><text:s text:c="2"/>session_start();</text:p>
            <text:p text:style-name="P1"/>
            <text:p text:style-name="P1"><text:s/><text:span text:style-name="T2"><text:s/></text:span><text:span text:style-name="T2">// Ecriture d'une nouvelle valeur dans le tableau de session</text:span></text:p>
            <text:p text:style-name="P1"><text:s text:c="2"/>$_SESSION['login'] = 'Dupond';</text:p>
            <text:p text:style-name="P1"/>
            <text:p text:style-name="P1"><text:span text:style-name="T2"><text:s/></text:span><text:span text:style-name="T2">// Lecture d'une valeur du tableau de session</text:span></text:p>
            <text:p text:style-name="P1"><text:s text:c="2"/>echo $_SESSION['login'];</text:p>
            <text:p text:style-name="P1">?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9" draw:layer="layout" svg:width="25.199cm" svg:height="19cm" svg:x="1.4cm" svg:y="1cm" presentation:class="subtitle" presentation:user-transformed="true">
          <draw:text-box>
            <text:p>Supprimer une session</text:p>
            <text:p/>
            <text:p>unset($_SESSION['nomSession']) ;</text:p>
            <text:p/>
            <text:p>Listes des fonctions :</text:p>
            <text:p/>
            <text:p>https://www.php.net/manual/fr/ref.session.php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6-24T10:39:48.81</meta:creation-date>
    <meta:editing-duration>PT20M39S</meta:editing-duration>
    <meta:editing-cycles>13</meta:editing-cycles>
    <dc:date>2022-06-24T11:00:28.61</dc:date>
    <meta:generator>OpenOffice/4.1.10$Win32 OpenOffice.org_project/4110m2$Build-9807</meta:generator>
    <meta:document-statistic meta:object-count="51"/>
  </office:meta>
</office:document-meta>
</file>